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37.73mm" style:rel-column-width="14222*"/>
    </style:style>
    <style:style style:name="Tabelle1.B" style:family="table-column">
      <style:table-column-properties style:column-width="27.98mm" style:rel-column-width="10545*"/>
    </style:style>
    <style:style style:name="Tabelle1.C" style:family="table-column">
      <style:table-column-properties style:column-width="27.99mm" style:rel-column-width="10552*"/>
    </style:style>
    <style:style style:name="Tabelle1.D" style:family="table-column">
      <style:table-column-properties style:column-width="11.78mm" style:rel-column-width="4441*"/>
    </style:style>
    <style:style style:name="Tabelle1.E" style:family="table-column">
      <style:table-column-properties style:column-width="11.39mm" style:rel-column-width="4295*"/>
    </style:style>
    <style:style style:name="Tabelle1.F" style:family="table-column">
      <style:table-column-properties style:column-width="19.12mm" style:rel-column-width="7207*"/>
    </style:style>
    <style:style style:name="Tabelle1.G" style:family="table-column">
      <style:table-column-properties style:column-width="16.93mm" style:rel-column-width="6383*"/>
    </style:style>
    <style:style style:name="Tabelle1.H" style:family="table-column">
      <style:table-column-properties style:column-width="20.94mm" style:rel-column-width="7890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7" style:family="table">
      <style:table-properties style:width="76.5mm" table:align="right"/>
    </style:style>
    <style:style style:name="Tabelle7.A" style:family="table-column">
      <style:table-column-properties style:column-width="42.58mm"/>
    </style:style>
    <style:style style:name="Tabelle7.B" style:family="table-column">
      <style:table-column-properties style:column-width="10.88mm"/>
    </style:style>
    <style:style style:name="Tabelle7.C" style:family="table-column">
      <style:table-column-properties style:column-width="23.04mm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3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4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5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6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Nimbus Sans L"/>
    </style:style>
    <style:style style:name="P27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9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31" style:family="paragraph" style:parent-style-name="Standard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3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33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3" fo:font-size="10pt" style:font-size-asian="10pt" style:font-size-complex="10pt"/>
    </style:style>
    <style:style style:name="P3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3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Grafik2" text:anchor-type="paragraph" svg:x="147.25mm" svg:y="0.23mm" svg:width="26.19mm" svg:height="31.8mm" draw:z-index="0"><draw:image xlink:href="../../print/rev-odt/LinuxPinguin.jpg" xlink:type="simple" xlink:show="embed" xlink:actuate="onLoad"/></draw:frame>Linux und andere Pinguine AG</text:p>
      <text:p text:style-name="P29">Arktisstr. 1</text:p>
      <text:p text:style-name="P29">9999 <text:s/>Irgendwo<text:line-break/>Telefon<text:tab/>: <text:s/>099 999 99 99</text:p>
      <text:p text:style-name="P2"/>
      <text:p text:style-name="P27">Bestellung</text:p>
      <text:p text:style-name="P2"/>
      <text:p text:style-name="P8">Auftragsnummer: &lt;%ordnumber%&gt;<text:tab/>Auftragsdatum: &lt;%orddate%&gt;<text:line-break/>&lt;%if quonumber%&gt;Angebotsnummer: &lt;%quonumber%&gt;<text:line-break/>&lt;%end%&gt;</text:p>
      <text:p text:style-name="P11">&lt;%name%&gt;<text:tab/></text:p>
      <text:p text:style-name="P11">&lt;%street%&gt;<text:tab/></text:p>
      <text:p text:style-name="P33"><text:span text:style-name="T2">&lt;%if country%&gt;&lt;%country%&gt; - &lt;%end%&gt;</text:span><text:span text:style-name="T2">&lt;%zipcode%&gt; &lt;%city%&gt;</text:span><text:span text:style-name="T1"><text:line-break/></text:span></text:p>
      <text:p text:style-name="P12">&lt;%if cp_name%&gt;AnsprechpartnerIn: &lt;%cp_givenname%&gt; &lt;%cp_name%&gt;&lt;%end%&gt;</text:p>
      <text:p text:style-name="P12"/>
      <text:p text:style-name="P9">Hiermit bestellen wir folgende Artikel bei Ihnen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14">Artikel-Nr</text:p>
            </table:table-cell>
            <table:table-cell table:style-name="Tabelle1.A1" office:value-type="string">
              <text:p text:style-name="P14">Interne Artikel-Nr.</text:p>
            </table:table-cell>
            <table:table-cell table:style-name="Tabelle1.A1" office:value-type="string">
              <text:p text:style-name="P14">Beschreibung</text:p>
            </table:table-cell>
            <table:table-cell table:style-name="Tabelle1.A1" office:value-type="string">
              <text:p text:style-name="P15">Anzahl</text:p>
            </table:table-cell>
            <table:table-cell table:style-name="Tabelle1.A1" office:value-type="string">
              <text:p text:style-name="P15">Einheit</text:p>
            </table:table-cell>
            <table:table-cell table:style-name="Tabelle1.A1" office:value-type="string">
              <text:p text:style-name="P16">Preis</text:p>
            </table:table-cell>
            <table:table-cell table:style-name="Tabelle1.A1" office:value-type="string">
              <text:p text:style-name="P16"/>
            </table:table-cell>
            <table:table-cell table:style-name="Tabelle1.H1" office:value-type="string">
              <text:p text:style-name="P16">Summe</text:p>
            </table:table-cell>
          </table:table-row>
        </table:table-header-rows>
        <table:table-row>
          <table:table-cell table:style-name="Tabelle1.A2" office:value-type="string">
            <text:p text:style-name="P23">&lt;%foreachrow number%&gt;&lt;%foreach model%&gt;&lt;%if make == name%&gt;&lt;%model%&gt;&lt;%end%&gt;&lt;%end%&gt;</text:p>
          </table:table-cell>
          <table:table-cell table:style-name="Tabelle1.B2" office:value-type="string">
            <text:p text:style-name="P23">&lt;%number%&gt;</text:p>
          </table:table-cell>
          <table:table-cell table:style-name="Tabelle1.C2" office:value-type="string">
            <text:p text:style-name="P26">&lt;%description%&gt;</text:p>
          </table:table-cell>
          <table:table-cell table:style-name="Tabelle1.D2" office:value-type="string">
            <text:p text:style-name="P20">&lt;%qty%&gt;</text:p>
          </table:table-cell>
          <table:table-cell table:style-name="Tabelle1.E2" office:value-type="string">
            <text:p text:style-name="P20">&lt;%unit%&gt;</text:p>
          </table:table-cell>
          <table:table-cell table:style-name="Tabelle1.F2" office:value-type="string">
            <text:p text:style-name="P22">&lt;%sellprice%&gt;</text:p>
          </table:table-cell>
          <table:table-cell table:style-name="Tabelle1.G2" office:value-type="string">
            <text:p text:style-name="P20">&lt;%currency%&gt;</text:p>
          </table:table-cell>
          <table:table-cell table:style-name="Tabelle1.H2" office:value-type="string">
            <text:p text:style-name="P22">&lt;%linetotal%&gt; &lt;%end number%&gt;</text:p>
          </table:table-cell>
        </table:table-row>
      </table:table>
      <text:p text:style-name="P28"/>
      <text:p text:style-name="P3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4">Gesamtbetrag</text:p>
          </table:table-cell>
          <table:table-cell table:style-name="Tabelle7.A1" office:value-type="string">
            <text:p text:style-name="P38">&lt;%currency%&gt;</text:p>
          </table:table-cell>
          <table:table-cell table:style-name="Tabelle7.C1" office:value-type="string">
            <text:p text:style-name="P35">&lt;%ordtotal%&gt;</text:p>
          </table:table-cell>
        </table:table-row>
      </table:table>
      <text:p text:style-name="P31"/>
      <text:p text:style-name="P30"/>
      <text:p text:style-name="P3">&lt;%if shiptoname%&gt;Lieferadresse:</text:p>
      <text:p text:style-name="P3">&lt;%shiptoname%&gt;</text:p>
      <text:p text:style-name="P3">&lt;%shiptostreet%&gt;</text:p>
      <text:p text:style-name="P3">&lt;%if shiptocountry%&gt;&lt;%shiptocountry%&gt; - &lt;%end%&gt;&lt;%shiptozipcode%&gt; &lt;%shiptocity%&gt;&lt;%end%&gt;</text:p>
      <text:p text:style-name="P3"/>
      <text:p text:style-name="P36">&lt;%if delivery_term%&gt;Lieferbedingungen: &lt;%delivery_term.description_long%&gt;&lt;%end%&gt;</text:p>
      <text:p text:style-name="P36">&lt;%if payment_terms%&gt;Zahlungsbedingungen: &lt;%payment_terms%&gt;&lt;%end%&gt;</text:p>
      <text:p text:style-name="P3"/>
      <text:p text:style-name="P3">&lt;%if notes%&gt;&lt;%notes%&gt;&lt;%end if%&gt;</text:p>
      <text:p text:style-name="P10"/>
      <text:p text:style-name="P3"/>
      <text:p text:style-name="P4"><text:tab/>Mit freundlichen Grüssen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7:21:17.469227917</dc:date>
    <dc:language>de-DE</dc:language>
    <meta:editing-cycles>187</meta:editing-cycles>
    <meta:editing-duration>P1DT10H41M51S</meta:editing-duration>
    <meta:document-statistic meta:table-count="2" meta:image-count="1" meta:object-count="0" meta:page-count="1" meta:paragraph-count="38" meta:word-count="94" meta:character-count="1087" meta:non-whitespace-character-count="1015"/>
    <meta:user-defined meta:name="Info 1"/>
    <meta:user-defined meta:name="Info 2"/>
    <meta:user-defined meta:name="Info 3"/>
    <meta:user-defined meta:name="Info 4"/>
  </office:meta>
</office:document-meta>
</file>